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470" officeooo:paragraph-rsid="000d9470"/>
    </style:style>
    <style:style style:name="P2" style:family="paragraph" style:parent-style-name="Standard">
      <style:text-properties officeooo:rsid="000e44d3" officeooo:paragraph-rsid="000e44d3"/>
    </style:style>
    <style:style style:name="P3" style:family="paragraph" style:parent-style-name="Standard">
      <style:text-properties officeooo:rsid="000f1d05" officeooo:paragraph-rsid="000f1d05"/>
    </style:style>
    <style:style style:name="P4" style:family="paragraph" style:parent-style-name="Standard">
      <style:text-properties officeooo:rsid="000f1d05" officeooo:paragraph-rsid="00139a32"/>
    </style:style>
    <style:style style:name="P5" style:family="paragraph" style:parent-style-name="Standard">
      <style:text-properties officeooo:rsid="000f1d05" officeooo:paragraph-rsid="0014b249"/>
    </style:style>
    <style:style style:name="P6" style:family="paragraph" style:parent-style-name="Standard">
      <style:text-properties officeooo:rsid="0010f8e0" officeooo:paragraph-rsid="0010f8e0"/>
    </style:style>
    <style:style style:name="P7" style:family="paragraph" style:parent-style-name="Standard">
      <style:text-properties fo:font-weight="bold" officeooo:rsid="000f1d05" officeooo:paragraph-rsid="000f1d05" style:font-weight-asian="bold" style:font-weight-complex="bold"/>
    </style:style>
    <style:style style:name="P8" style:family="paragraph" style:parent-style-name="Standard">
      <style:text-properties fo:font-weight="bold" officeooo:rsid="0015076b" officeooo:paragraph-rsid="0015076b" style:font-weight-asian="bold" style:font-weight-complex="bold"/>
    </style:style>
    <style:style style:name="P9" style:family="paragraph" style:parent-style-name="Standard">
      <style:text-properties officeooo:rsid="0014b249" officeooo:paragraph-rsid="0014b249"/>
    </style:style>
    <style:style style:name="P10" style:family="paragraph" style:parent-style-name="Standard">
      <style:text-properties fo:font-weight="normal" officeooo:rsid="00184279" officeooo:paragraph-rsid="00184279" style:font-weight-asian="normal" style:font-weight-complex="normal"/>
    </style:style>
    <style:style style:name="P11" style:family="paragraph" style:parent-style-name="Standard">
      <style:text-properties fo:font-weight="normal" officeooo:rsid="0015076b" officeooo:paragraph-rsid="0015076b" style:font-weight-asian="normal" style:font-weight-complex="normal"/>
    </style:style>
    <style:style style:name="P12" style:family="paragraph" style:parent-style-name="Standard">
      <style:text-properties officeooo:rsid="00139a32" officeooo:paragraph-rsid="0014b249"/>
    </style:style>
    <style:style style:name="P13" style:family="paragraph" style:parent-style-name="Standard">
      <style:text-properties officeooo:rsid="000e44d3" officeooo:paragraph-rsid="000e44d3"/>
    </style:style>
    <style:style style:name="P14" style:family="paragraph" style:parent-style-name="Standard">
      <style:text-properties officeooo:rsid="001b22ac" officeooo:paragraph-rsid="001b22ac"/>
    </style:style>
    <style:style style:name="P15" style:family="paragraph" style:parent-style-name="Standard">
      <style:text-properties officeooo:rsid="000f1d05" officeooo:paragraph-rsid="000f1d05"/>
    </style:style>
    <style:style style:name="P16" style:family="paragraph" style:parent-style-name="Standard">
      <style:text-properties officeooo:rsid="000f1d05" officeooo:paragraph-rsid="001c3d19"/>
    </style:style>
    <style:style style:name="P17" style:family="paragraph" style:parent-style-name="Standard">
      <style:text-properties fo:font-weight="bold" officeooo:rsid="000f1d05" officeooo:paragraph-rsid="00139a32" style:font-weight-asian="bold" style:font-weight-complex="bold"/>
    </style:style>
    <style:style style:name="P18" style:family="paragraph" style:parent-style-name="Standard">
      <style:text-properties fo:font-weight="bold" officeooo:rsid="000f1d05" officeooo:paragraph-rsid="0014b249" style:font-weight-asian="bold" style:font-weight-complex="bold"/>
    </style:style>
    <style:style style:name="P19" style:family="paragraph" style:parent-style-name="Standard">
      <style:text-properties fo:font-weight="bold" officeooo:rsid="0015076b" officeooo:paragraph-rsid="0015076b" style:font-weight-asian="bold" style:font-weight-complex="bold"/>
    </style:style>
    <style:style style:name="T1" style:family="text">
      <style:text-properties officeooo:rsid="000f1d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27f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227f4"/>
    </style:style>
    <style:style style:name="T6" style:family="text">
      <style:text-properties officeooo:rsid="00139a32"/>
    </style:style>
    <style:style style:name="T7" style:family="text">
      <style:text-properties officeooo:rsid="0014b249"/>
    </style:style>
    <style:style style:name="T8" style:family="text">
      <style:text-properties officeooo:rsid="001a238f"/>
    </style:style>
    <style:style style:name="T9" style:family="text">
      <style:text-properties officeooo:rsid="001e3c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/><text:span text:style-name="T1">Subsection –-</text:span><text:span text:style-name="T2">Strumenti tecniche, metodi</text:span></text:p>
      <text:p text:style-name="P1"/>
      <text:p text:style-name="P1"><text:s text:c="2"/><text:span text:style-name="T9">subsubsection –-</text:span><text:span text:style-name="T2">Strumenti</text:span></text:p>
      <text:p text:style-name="P1"/>
      <text:p text:style-name="P1">Di seguito verranno elencati gli strumenti software che sono o saranno utilizzati dal</text:p>
      <text:p text:style-name="P1">gruppo per effettuare le operazioni di verifica e validazione:</text:p>
      <text:p text:style-name="P1"/>
      <text:p text:style-name="P1"><text:s/>Aspell: correttore ortografico per documenti redatti in L A TEX</text:p>
      <text:p text:style-name="P1"/>
      <text:p text:style-name="P2">Aptana: scelto dal gruppo per la stesura del codice ha integrato al suo interno varie funzioni di debugging ed esecuzione del codice.</text:p>
      <text:p text:style-name="P2"/>
      <text:p text:style-name="P2">W3C validator: Sito che controlla la validità dei markup nei documenti scritti in HTML.</text:p>
      <text:p text:style-name="P2"/>
      <text:p text:style-name="P14">Jenkins : sistema di per l'integrazione continua del codice e dei file latex.</text:p>
      <text:p text:style-name="P2"/>
      <text:p text:style-name="P3">Verranno utilizzati anche tutti gli strumenti già integrati all'interno del browser per lo sviluppo delle pagine web.</text:p>
      <text:p text:style-name="P3"/>
      <text:p text:style-name="P3"/>
      <text:p text:style-name="P7"><text:span text:style-name="T9">Subsubsection </text:span>Tecniche</text:p>
      <text:p text:style-name="P3">• <text:span text:style-name="T2">Analisi statica</text:span>: consiste nell’analizzare il codice tramite tools e letture senza tuttavia eseguirlo. Data la natura di questo tipo di analisi, è possibile applicarla anche per il controllo di tutti i documenti testuali prodotti.</text:p>
      <text:p text:style-name="P3">Si esegue ap<text:span text:style-name="T4">plicando i due seguenti metodi:</text:span></text:p>
      <text:p text:style-name="P3"><text:span text:style-name="T4">–</text:span><text:span text:style-name="T2"> Inspection</text:span>: l’obiettivo di questa tecnica di analisi è l’individuazione di</text:p>
      <text:p text:style-name="P3">difetti attraverso la lettura mirata del codice. Un prerequisito per questa metodologia di verifica è la definizione di una lista di controllo che</text:p>
      <text:p text:style-name="P3">elenca le possibili sezioni o passaggi maggiormente soggetti ad errori. La verifica deve essere condotta da soggetti nettamente distinti dai programmatori. La correzione degli errori individuati va eseguita in ogni fase e documentata tramite un rapporto delle attività svolte;</text:p>
      <text:p text:style-name="P3"/>
      <text:p text:style-name="P16">– <text:span text:style-name="T2">Walkthrough</text:span>: l’obiettivo di questa tecnica di analisi è l’individuazione di difetti eseguendo una lettura integrale di tutto il codice senza l’assunzione di presupposti. Viene eseguita da gruppi misti di ispettori e sviluppatori.</text:p>
      <text:p text:style-name="P16">Per evitare incomprensioni è importante che al termine della lettura gli elementi coinvolti discutano i difetti trovati e che nessuna persona possa coprire entrambi i ruoli allo stesso tempo.</text:p>
      <text:p text:style-name="P16"><text:s/>Al termine della fase di discussione si applicherà la fase di correzione dei difetti che apporterà le modifiche concordate. </text:p>
      <text:p text:style-name="P16">Anche in questo caso è importante tenere un rapporto delle attività svolte.</text:p>
      <text:p text:style-name="P3"/>
      <text:p text:style-name="P3">• <text:span text:style-name="T2">Analisi dinamica</text:span>: consiste nel verificare e validare il software o un suo componente osservandone il comportamento in esecuzione durante lo svolgimento di test. Tali test devono essere svolti in maniera ripetibile ossia devono venir eseguiti nello stesso ambiente e con gli stessi ingressi in modo da potersi <text:s/>aspettare i medesimi risultati.</text:p>
      <text:p text:style-name="P3"/>
      <text:p text:style-name="P3">– <text:span text:style-name="T2">Test di unit</text:span><text:span text:style-name="T3">à</text:span></text:p>
      <text:p text:style-name="P3"><text:s text:c="2"/>esamina la correttezza di piccole unit<text:span text:style-name="T5">à</text:span> di codice, generalmente prodotte da un singolo programmatore, in modo da verificare che esse rispettino i loro requisiti. E<text:span text:style-name="T5">'</text:span> possibile svolgerlo con un alto grado di parallelismo possibilmente servendosi di un automa.</text:p>
      <text:p text:style-name="P3"/>
      <text:p text:style-name="P17"><text:soft-page-break/>– Test di integrazione:</text:p>
      <text:p text:style-name="P4">verifica che l’integrazione delle unit<text:span text:style-name="T6">à</text:span> che hanno superato il test precedente non produca problemi. Tali problemi, non potendo essere relativi alle singole unit<text:span text:style-name="T6">à</text:span>, saranno da ricercare nell’interfaccia che le aggrega.</text:p>
      <text:p text:style-name="P17">– Test di sistema:</text:p>
      <text:p text:style-name="P4">accerta la copertura dei requisiti software individuati nell’analisi dei requisiti permettendo la validazione del sistema prodotto</text:p>
      <text:p text:style-name="P3"/>
      <text:p text:style-name="P17">– Test di regressione:</text:p>
      <text:p text:style-name="P4">stabilisce se modifiche all’implementazione di un programma alterano elementi precedentemente funzionanti. Per far ci<text:span text:style-name="T6">ò</text:span> si eseguono nuovamente i test di unit<text:span text:style-name="T6">à</text:span> e integrazione sulle parti modificate.</text:p>
      <text:p text:style-name="P3"/>
      <text:p text:style-name="P18">- <text:span text:style-name="T6">Test funzionali:</text:span></text:p>
      <text:p text:style-name="P12">Mettono alla prova le funzionalità del sistema ,simulando l'iterazione tra Utente e sistema.</text:p>
      <text:p text:style-name="P5"/>
      <text:p text:style-name="P18">-<text:span text:style-name="T7">Test Prestazionali:</text:span></text:p>
      <text:p text:style-name="P9">Valuta le prestazioni dell'applicazione in molti modi e da molti punti di vista. Questo tipo di test mostra ciò che proverà l'utente in termini di caricamento e velocità del sito. Le prestazioni sono importanti anche epr motivi SEO , in quanto un sito lento verrà analizzato molto meno frequentemente dai search engine crawlers dei motori di ricerca ;</text:p>
      <text:p text:style-name="P3"/>
      <text:p text:style-name="P17">– Test di collaudo:</text:p>
      <text:p text:style-name="P4">attivit<text:span text:style-name="T6">à</text:span> formale supervisionata dal committente il cui buon esito comporta la possibilit<text:span text:style-name="T6">à</text:span> di rilasciare il prodotto.</text:p>
      <text:p text:style-name="P3"/>
      <text:p text:style-name="P7"><text:s/><text:span text:style-name="T9">Sub subsection </text:span>Metodi</text:p>
      <text:p text:style-name="P7"/>
      <text:p text:style-name="P3">Il gruppo ha deciso di utilizzare i seguenti metodi per applicare le tecniche sopra</text:p>
      <text:p text:style-name="P3">descritte, aiutandosi con gli strumenti elencati:</text:p>
      <text:p text:style-name="P3">• Documenti L A TEX:</text:p>
      <text:p text:style-name="P3"/>
      <text:p text:style-name="P3">1. rilettura approfondita</text:p>
      <text:p text:style-name="P3">2. controllo ortografico tramite lo strumento Aspell</text:p>
      <text:p text:style-name="P3">3. controllo dell’applicazione delle regole tipografiche esposte nel documento</text:p>
      <text:p text:style-name="P3">Norme di progetto </text:p>
      <text:p text:style-name="P3">4. verifica della corretta formattazione del file pdf prodotto.</text:p>
      <text:p text:style-name="P3"/>
      <text:p text:style-name="P6">• Codice:</text:p>
      <text:p text:style-name="P6"><text:s/></text:p>
      <text:p text:style-name="P6">il codice verrà analizzato dagli strumenti integrati all'interno dell' IDE Aptana <text:span text:style-name="T7">e dagli strumenti di sviluppo forniti dai singoli browser </text:span>.</text:p>
      <text:p text:style-name="P6"/>
      <text:p text:style-name="P6">• Schemi UML:</text:p>
      <text:p text:style-name="P6"/>
      <text:p text:style-name="P6">1. data l’impossibilità di controllare la correttezza ortografica degli schemi</text:p>
      <text:p text:style-name="P6">con Aspell è necessario esaminare attentamente e più <text:s text:c="2"/>volte i nomi, gli identificativi e i testi nei diagrammi;</text:p>
      <text:p text:style-name="P6">2. controllo della correttezza degli identificativi dei casi d’uso rispetto alla nomenclatura stabilita nel documento Norme di progetto e rispetto alle sezioni dell’Analisi dei requisiti in cui sono inseriti;</text:p>
      <text:p text:style-name="P6">3. controllo della numerazione dei casi d’uso rispetto la loro gerarchia;</text:p>
      <text:p text:style-name="P6">4. controllo che i casi d’uso soddisfino tutte le esigenze espresse nel capitolato.</text:p>
      <text:p text:style-name="P8"><text:soft-page-break/>Metriche</text:p>
      <text:p text:style-name="P8"/>
      <text:p text:style-name="P10">Una metrica `e una misura di una qualche propriet<text:span text:style-name="T8">à</text:span> relativa ad una porzione di</text:p>
      <text:p text:style-name="P10">software , allo scopo di fornire informazioni significative sulla qualità del codice</text:p>
      <text:p text:style-name="P10">prodotto. Non bisogna tuttavia basarsi solamente sulle metriche, che sono solamente</text:p>
      <text:p text:style-name="P10">indicatori a posteriori della bontà del lavoro svolto: un’importanza ancora maggiore</text:p>
      <text:p text:style-name="P10">la riveste il controllo sulla qualità del processo.</text:p>
      <text:p text:style-name="P11"/>
      <text:p text:style-name="P10">• Complessità <text:s/>ciclomatica di McCabe: è un’indicazione del numero di segmenti lineari in un metodo (ad esempio sezioni di codice senza ramificazioni) e quindi può essere usato per determinare il numero di test necessari per ottenere una copertura completa dei possibili cammini. Un metodo senza ramificazioni ha Complessità Ciclomatica pari a 1. Tale valore è incrementato ogni qualvolta si incontra una ramificazione. Con “ramificazione” si intendono i cicli e i costrutti “if” e simili.</text:p>
      <text:p text:style-name="P10"/>
      <text:p text:style-name="P10">• Numero di istruzioni: numero di istruzioni all’interno di un metodo. Un</text:p>
      <text:p text:style-name="P10">indice elevato non rappresenta necessariamento un cattivo codice ma suggeri-</text:p>
      <text:p text:style-name="P10">sce la possibilit`a di estrarre metodi contenenti gruppi di istruzioni correlate,</text:p>
      <text:p text:style-name="P10">aumentando il livello di astra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cci </meta:initial-creator>
    <meta:creation-date>2015-03-29T12:51:21.467545897</meta:creation-date>
    <dc:date>2015-03-29T20:20:46.136796080</dc:date>
    <dc:creator>Petrucci </dc:creator>
    <meta:editing-duration>PT4H4M2S</meta:editing-duration>
    <meta:editing-cycles>11</meta:editing-cycles>
    <meta:generator>LibreOffice/4.2.7.2$Linux_X86_64 LibreOffice_project/420m0$Build-2</meta:generator>
    <meta:document-statistic meta:table-count="0" meta:image-count="0" meta:object-count="0" meta:page-count="3" meta:paragraph-count="63" meta:word-count="916" meta:character-count="6215" meta:non-whitespace-character-count="5339"/>
  </office:meta>
</office:document-meta>
</file>